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119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2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/>Element size(m) </text:p>
          </table:table-cell>
          <table:table-cell office:value-type="string" calcext:value-type="string">
            <text:p><text:s/>Flame Region Volume(m3) </text:p>
          </table:table-cell>
          <table:table-cell office:value-type="string" calcext:value-type="string">
            <text:p>Error(%)</text:p>
          </table:table-cell>
          <table:table-cell office:value-type="string" calcext:value-type="string">
            <text:p><text:s/>Total Volume(m3) </text:p>
          </table:table-cell>
          <table:table-cell office:value-type="string" calcext:value-type="string">
            <text:p>Error(%)</text:p>
          </table:table-cell>
          <table:table-cell office:value-type="string" calcext:value-type="string">
            <text:p><text:s/>Simulation Time(s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-</text:p>
          </table:table-cell>
          <table:table-cell table:style-name="ce3" office:value-type="float" office:value="0.00008674722" calcext:value-type="float">
            <text:p>8.67E-0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001734944" calcext:value-type="float">
            <text:p>0.00173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style-name="ce2" office:value-type="float" office:value="0.01" calcext:value-type="float">
            <text:p>1.00E-02</text:p>
          </table:table-cell>
          <table:table-cell table:style-name="ce3" office:value-type="float" office:value="0.000066265" calcext:value-type="float">
            <text:p>6.63E-05</text:p>
          </table:table-cell>
          <table:table-cell table:style-name="ce6" table:formula="of:=ABS([.D4]-[.$D$3])/[.$D$3]*100" office:value-type="float" office:value="23.611384895101" calcext:value-type="float">
            <text:p>23.611</text:p>
          </table:table-cell>
          <table:table-cell table:style-name="ce5" office:value-type="float" office:value="0.0016901" calcext:value-type="float">
            <text:p>0.0016901</text:p>
          </table:table-cell>
          <table:table-cell table:style-name="ce6" table:formula="of:=ABS([.F4]-[.$F$3])/[.$F$3]*100" office:value-type="float" office:value="2.58475201505064" calcext:value-type="float">
            <text:p>2.585</text:p>
          </table:table-cell>
          <table:table-cell table:style-name="ce5" office:value-type="float" office:value="15.87" calcext:value-type="float">
            <text:p>15.87</text:p>
          </table:table-cell>
        </table:table-row>
        <table:table-row table:style-name="ro1">
          <table:table-cell table:number-columns-repeated="2"/>
          <table:table-cell table:style-name="ce2" office:value-type="float" office:value="0.005" calcext:value-type="float">
            <text:p>5.00E-03</text:p>
          </table:table-cell>
          <table:table-cell table:style-name="ce3" office:value-type="float" office:value="0.000075096" calcext:value-type="float">
            <text:p>7.51E-05</text:p>
          </table:table-cell>
          <table:table-cell table:style-name="ce6" table:formula="of:=ABS([.D5]-[.$D$3])/[.$D$3]*100" office:value-type="float" office:value="13.4312315714555" calcext:value-type="float">
            <text:p>13.431</text:p>
          </table:table-cell>
          <table:table-cell table:style-name="ce5" office:value-type="float" office:value="0.0017253" calcext:value-type="float">
            <text:p>0.0017253</text:p>
          </table:table-cell>
          <table:table-cell table:style-name="ce6" table:formula="of:=ABS([.F5]-[.$F$3])/[.$F$3]*100" office:value-type="float" office:value="0.555868085655806" calcext:value-type="float">
            <text:p>0.556</text:p>
          </table:table-cell>
          <table:table-cell table:style-name="ce5" office:value-type="float" office:value="776.21" calcext:value-type="float">
            <text:p>776.21</text:p>
          </table:table-cell>
        </table:table-row>
        <table:table-row table:style-name="ro1">
          <table:table-cell table:number-columns-repeated="2"/>
          <table:table-cell table:style-name="ce2" office:value-type="float" office:value="0.0025" calcext:value-type="float">
            <text:p>2.50E-03</text:p>
          </table:table-cell>
          <table:table-cell table:style-name="ce4" office:value-type="float" office:value="0.0000810303" calcext:value-type="float">
            <text:p>8.10303E-05</text:p>
          </table:table-cell>
          <table:table-cell table:style-name="ce6" table:formula="of:=ABS([.D6]-[.$D$3])/[.$D$3]*100" office:value-type="float" office:value="6.59032070422544" calcext:value-type="float">
            <text:p>6.590</text:p>
          </table:table-cell>
          <table:table-cell table:style-name="ce5" office:value-type="float" office:value="0.0017324" calcext:value-type="float">
            <text:p>0.0017324</text:p>
          </table:table-cell>
          <table:table-cell table:style-name="ce6" table:formula="of:=ABS([.F6]-[.$F$3])/[.$F$3]*100" office:value-type="float" office:value="0.146632974897194" calcext:value-type="float">
            <text:p>0.147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8:02:19.916159622</meta:creation-date>
    <dc:date>2021-05-10T18:50:27.134698620</dc:date>
    <meta:editing-duration>PT17M37S</meta:editing-duration>
    <meta:editing-cycles>2</meta:editing-cycles>
    <meta:generator>LibreOffice/6.0.7.3$Linux_X86_64 LibreOffice_project/00m0$Build-3</meta:generator>
    <meta:document-statistic meta:table-count="1" meta:cell-count="30" meta:object-count="0"/>
  </office:meta>
</office:document-meta>
</file>